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B" style:family="table-column">
      <style:table-column-properties style:column-width="2.2313in" style:rel-column-width="21844*"/>
    </style:style>
    <style:style style:name="Table1.C" style:family="table-column">
      <style:table-column-properties style:column-width="2.231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8e18" officeooo:paragraph-rsid="00058e18"/>
    </style:style>
    <style:style style:name="P2" style:family="paragraph" style:parent-style-name="Standard">
      <style:text-properties officeooo:rsid="0000f07e" officeooo:paragraph-rsid="0000f07e"/>
    </style:style>
    <style:style style:name="P3" style:family="paragraph" style:parent-style-name="Standard">
      <style:text-properties officeooo:rsid="0006d0ec" officeooo:paragraph-rsid="0006d0ec"/>
    </style:style>
    <style:style style:name="P4" style:family="paragraph" style:parent-style-name="Standard">
      <style:text-properties officeooo:rsid="0008234b" officeooo:paragraph-rsid="0008234b"/>
    </style:style>
    <style:style style:name="P5" style:family="paragraph" style:parent-style-name="Standard">
      <style:text-properties officeooo:rsid="00084fee" officeooo:paragraph-rsid="00084fee"/>
    </style:style>
    <style:style style:name="P6" style:family="paragraph" style:parent-style-name="Table_20_Contents">
      <style:text-properties officeooo:rsid="0000f07e" officeooo:paragraph-rsid="0000f07e"/>
    </style:style>
    <style:style style:name="P7" style:family="paragraph" style:parent-style-name="Table_20_Contents">
      <style:text-properties officeooo:rsid="0000f07e" officeooo:paragraph-rsid="00018e43"/>
    </style:style>
    <style:style style:name="P8" style:family="paragraph" style:parent-style-name="Table_20_Contents">
      <style:text-properties officeooo:rsid="00018e43" officeooo:paragraph-rsid="00018e43"/>
    </style:style>
    <style:style style:name="P9" style:family="paragraph" style:parent-style-name="Table_20_Contents">
      <style:text-properties officeooo:rsid="00043da2" officeooo:paragraph-rsid="00043da2"/>
    </style:style>
    <style:style style:name="P10" style:family="paragraph" style:parent-style-name="Standard">
      <style:text-properties officeooo:rsid="000cb74c" officeooo:paragraph-rsid="000cb74c"/>
    </style:style>
    <style:style style:name="P11" style:family="paragraph" style:parent-style-name="Standard">
      <style:text-properties officeooo:rsid="000f6edf" officeooo:paragraph-rsid="000f6edf"/>
    </style:style>
    <style:style style:name="P12" style:family="paragraph" style:parent-style-name="Standard">
      <style:text-properties officeooo:rsid="0006d0ec" officeooo:paragraph-rsid="0006d0ec"/>
    </style:style>
    <style:style style:name="P13" style:family="paragraph" style:parent-style-name="Standard">
      <style:text-properties officeooo:rsid="0011c7be" officeooo:paragraph-rsid="0011c7be"/>
    </style:style>
    <style:style style:name="P14" style:family="paragraph" style:parent-style-name="Standard">
      <style:text-properties officeooo:rsid="0009996a" officeooo:paragraph-rsid="0009996a"/>
    </style:style>
    <style:style style:name="P15" style:family="paragraph" style:parent-style-name="Standard">
      <style:text-properties officeooo:rsid="001467fc" officeooo:paragraph-rsid="001467fc"/>
    </style:style>
    <style:style style:name="P16" style:family="paragraph" style:parent-style-name="Text_20_body">
      <style:text-properties officeooo:paragraph-rsid="001467fc"/>
    </style:style>
    <style:style style:name="T1" style:family="text">
      <style:text-properties officeooo:rsid="00031580"/>
    </style:style>
    <style:style style:name="T2" style:family="text">
      <style:text-properties officeooo:rsid="0006a017"/>
    </style:style>
    <style:style style:name="T3" style:family="text">
      <style:text-properties officeooo:rsid="0006d0ec"/>
    </style:style>
    <style:style style:name="T4" style:family="text">
      <style:text-properties officeooo:rsid="000b5d18"/>
    </style:style>
    <style:style style:name="T5" style:family="text">
      <style:text-properties officeooo:rsid="000da1e7"/>
    </style:style>
    <style:style style:name="T6" style:family="text">
      <style:text-properties officeooo:rsid="000f6edf"/>
    </style:style>
    <style:style style:name="T7" style:family="text">
      <style:text-properties officeooo:rsid="00058e18"/>
    </style:style>
    <style:style style:name="T8" style:family="text">
      <style:text-properties officeooo:rsid="0011050b"/>
    </style:style>
    <style:style style:name="T9" style:family="text">
      <style:text-properties officeooo:rsid="0012ed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ask 1</text:p>
      <text:p text:style-name="Text_20_body">System Design</text:p>
      <text:p text:style-name="Text_20_body"/>
      <text:p text:style-name="P16">Basically I followed the pipeline of the vector retrieval process. <text:s/></text:p>
      <text:p text:style-name="P16">The Document Reader identif<text:span text:style-name="T5">ies</text:span> the query id and relevant scores. DocumentVectorAnnotator identif<text:span text:style-name="T5">ies</text:span> the word and word frequency in each sentence. RetrievalEvaluator compute<text:span text:style-name="T5">s</text:span> the similarity and performance metric of the collection .</text:p>
      <text:p text:style-name="Text_20_body"/>
      <text:p text:style-name="Text_20_body"/>
      <text:p text:style-name="Text_20_body"/>
      <text:p text:style-name="Text_20_body"/>
      <text:p text:style-name="Text_20_body"/>
      <text:p text:style-name="Text_20_body"/>
      <text:p text:style-name="P10"/>
      <text:p text:style-name="Standard"/>
      <text:p text:style-name="P10">Task 2</text:p>
      <text:p text:style-name="P3">Error Types Classification:</text:p>
      <text:p text:style-name="Standard"><text:tab/></text:p>
      <table:table table:name="Table1" table:style-name="Table1">
        <table:table-column table:style-name="Table1.A"/>
        <table:table-column table:style-name="Table1.B"/>
        <table:table-column table:style-name="Table1.C"/>
        <table:table-row>
          <table:table-cell table:style-name="Table1.A1" office:value-type="string">
            <text:p text:style-name="P2">Error Types</text:p>
          </table:table-cell>
          <table:table-cell table:style-name="Table1.A1" office:value-type="string">
            <text:p text:style-name="P7">Query ID</text:p>
          </table:table-cell>
          <table:table-cell table:style-name="Table1.C1" office:value-type="string">
            <text:p text:style-name="P8">Total Number</text:p>
          </table:table-cell>
        </table:table-row>
        <table:table-row>
          <table:table-cell table:style-name="Table1.A2" office:value-type="string">
            <text:p text:style-name="P6">Vocabulary Mismatch</text:p>
          </table:table-cell>
          <table:table-cell table:style-name="Table1.A2" office:value-type="string">
            <text:p text:style-name="P8">5, 6, 7, 11, <text:span text:style-name="T1">12, 16, 19</text:span></text:p>
          </table:table-cell>
          <table:table-cell table:style-name="Table1.C2" office:value-type="string">
            <text:p text:style-name="P9">7</text:p>
          </table:table-cell>
        </table:table-row>
        <table:table-row>
          <table:table-cell table:style-name="Table1.A2" office:value-type="string">
            <text:p text:style-name="P6">Structure Mismatch</text:p>
          </table:table-cell>
          <table:table-cell table:style-name="Table1.A2" office:value-type="string">
            <text:p text:style-name="P8">1, <text:span text:style-name="T1">13, 17, 18, 20</text:span></text:p>
          </table:table-cell>
          <table:table-cell table:style-name="Table1.C2" office:value-type="string">
            <text:p text:style-name="P9">5</text:p>
          </table:table-cell>
        </table:table-row>
        <table:table-row>
          <table:table-cell table:style-name="Table1.A2" office:value-type="string">
            <text:p text:style-name="P6">Scope Mismatch</text:p>
          </table:table-cell>
          <table:table-cell table:style-name="Table1.A2" office:value-type="string">
            <text:p text:style-name="P8">2, 3, 4, 8, 9, <text:span text:style-name="T1">14, 15</text:span></text:p>
          </table:table-cell>
          <table:table-cell table:style-name="Table1.C2" office:value-type="string">
            <text:p text:style-name="P9">7</text:p>
          </table:table-cell>
        </table:table-row>
      </table:table>
      <text:p text:style-name="Standard"/>
      <text:p text:style-name="P11">Vocabulary mismatch is casued by when people use different forms of words to describe the same thing. <text:span text:style-name="T7">To deal with the Vocabulary Mismatch problems, we can use better stemming algorithm.</text:span></text:p>
      <text:p text:style-name="P1"/>
      <text:p text:style-name="P1">Here I tried Stanford Lemmatizer from StanfordNLP package. <text:span text:style-name="T2">This Leammatizer can change the plural form, past tense and many other variations of words to the original form. For example, is, are , am all means be but have different forms in different situations. If you compare them directly, they will be considered as different words. However, most of the time they are actually the same thing. So when calculating the similarity, the Vocabulary Mismatch caused by different forms of the same word will be reduced. </text:span></text:p>
      <text:p text:style-name="P3">I created a class in my project which is reponsible for calling the lemmatizer from Stanford NLP library. With lemmatization, the MRR is improved to 0.5792 from 0.4333.</text:p>
      <text:p text:style-name="P13">For a better performance, I change all the word into lowercase to decrease the Vocabulary Mismatch. This improves the MRR to 0.6458 from 0.6250.</text:p>
      <text:p text:style-name="P1"/>
      <text:p text:style-name="P1"/>
      <text:p text:style-name="P1"><text:span text:style-name="T6">Structure Micmatch happens when we compute the similarity between vectors, we never consider the order of the words in the vector, and that sometimes could lead to some mismathces. Different strucutres may be used to describe the same thing. </text:span>To deal with the Structure Mismatch problem, we can try to <text:span text:style-name="T3">remove stop words and </text:span>apply better tokenization algorithm. </text:p>
      <text:p text:style-name="P1"/>
      <text:p text:style-name="P4"><text:soft-page-break/>I store all the common stop words in a HashSet, and wrote a wrapper for queries on the existance of a given string. There's a drawback with the Stanford Lemmatizer that it will take punctuations as a single token. So I added some common punctuations to the stop words to remove them. This modification improves the MRR to 0.6000 from 0.5792.</text:p>
      <text:p text:style-name="P4"/>
      <text:p text:style-name="P5">For a better tokenization performance, I used Apache OpenNLP Library. With a tokenizer model provided by OpenNLP, it has some improvement on the tokenization strategy. For example, "isn't" gets split into "is" and "n't, since it is a a brief format of "is not". This improve our MRR from 0.6000 to 0.6250. </text:p>
      <text:p text:style-name="P1"/>
      <text:p text:style-name="P1"/>
      <text:p text:style-name="P1"><text:span text:style-name="T8">Scope Mismatch happens when the query wants to ask about the location, a document containing date may be selected due many common words it shares with the query. However that's not what we should expect. </text:span>To deal with the Scope Mismatch problems, we can try other similarity measures.</text:p>
      <text:p text:style-name="P1"/>
      <text:p text:style-name="P5">For similarity measures, besides cosine similarity, I tried Dice coefficient and Jaccard coefficient. However, their performances are worse than the cosine similarity, <text:span text:style-name="T4">with MRR reduced from 0.6250 to 0.6075</text:span>. <text:s/><text:span text:style-name="T9">The if-tdf measurement is much better than other methods, with a MRR = 0.8333. However, when I look into every queries, there are lots of ties. It's because we always put relavent document at the higher rank when tie happens that the MRR gets so good. It won't be that good in practical use.</text:span></text:p>
      <text:p text:style-name="P5"/>
      <text:p text:style-name="P14">I come up with another idea to deal with the Scope Mismatch problems. For queries there are often some keywords like when, where, who, etc. I extracted these keywords from each query and records what aspects of information it's asking for. Then I used a Name Finder from OpenNLP to check each document to see if there are location names, person names or date names. The document containing the information that the query is asking for should be rewarded. For every matches, I used <text:s/>sqrt(x)*10 to improve the similarity between the document and <text:span text:style-name="T4">the </text:span>quer<text:span text:style-name="T4">y</text:span>.</text:p>
      <text:p text:style-name="P14"/>
      <text:p text:style-name="P15">UML Diagram</text:p>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15:47:42.167125001</meta:creation-date>
    <dc:date>2014-10-19T14:53:30.993281551</dc:date>
    <meta:editing-duration>PT2H40M44S</meta:editing-duration>
    <meta:editing-cycles>11</meta:editing-cycles>
    <meta:generator>LibreOffice/4.2.4.2$Linux_X86_64 LibreOffice_project/420m0$Build-2</meta:generator>
    <meta:document-statistic meta:table-count="1" meta:image-count="0" meta:object-count="0" meta:page-count="2" meta:paragraph-count="30" meta:word-count="650" meta:character-count="3866" meta:non-whitespace-character-count="3237"/>
  </office:meta>
</office:document-meta>
</file>